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3" style:family="paragraph" style:parent-style-name="Table_20_Contents">
      <style:text-properties officeooo:paragraph-rsid="020801da"/>
    </style:style>
    <style:style style:name="P94" style:family="paragraph" style:parent-style-name="Table_20_Contents">
      <style:text-properties officeooo:paragraph-rsid="022a3a56"/>
    </style:style>
    <style:style style:name="P95" style:family="paragraph" style:parent-style-name="Table_20_Contents">
      <style:text-properties officeooo:paragraph-rsid="02062754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049a42a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2" style:family="paragraph" style:parent-style-name="Table_20_Contents">
      <style:text-properties style:font-name="Courier New" fo:font-size="10pt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9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font-style="italic" officeooo:rsid="02afaaf5" style:font-style-asian="italic" style:font-style-complex="italic"/>
    </style:style>
    <style:style style:name="T195" style:family="text">
      <style:text-properties officeooo:rsid="02afaaf5"/>
    </style:style>
    <style:style style:name="T196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/></text:p>
            <text:p text:style-name="P89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/text:p>
            <text:p text:style-name="P89"><text:span text:style-name="Source_20_Text"><text:span text:style-name="T173">toPropertyKey(&lt;</text:span></text:span><text:span text:style-name="Source_20_Text"><text:span text:style-name="T182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9"><text:span text:style-name="Source_20_Text"><text:span text:style-name="T183">toInteger(&lt;val</text:span></text:span><text:span text:style-name="Source_20_Text"><text:span text:style-name="T181">ue</text:span></text:span><text:span text:style-name="Source_20_Text"><text:span text:style-name="T183">&gt;);</text:span></text:span></text:p>
            <text:p text:style-name="P90"><text:span text:style-name="Source_20_Text"><text:span text:style-name="T184">toArray(v</text:span></text:span><text:span text:style-name="Source_20_Text"><text:span text:style-name="T181">alue</text:span></text:span><text:span text:style-name="Source_20_Text"><text:span text:style-name="T184">);</text:span></text:span></text:p>
            <text:p text:style-name="P62"><text:span text:style-name="Source_20_Text"><text:span text:style-name="T173">toObject(&lt;</text:span></text:span><text:span text:style-name="Source_20_Text"><text:span text:style-name="T177">value</text:span></text:span><text:span text:style-name="Source_20_Text"><text:span text:style-name="T173">&gt;);</text:span></text:span></text:p>
            <text:p text:style-name="P62"><text:span text:style-name="Source_20_Text"><text:span text:style-name="T173"/></text:span></text:p>
            <text:p text:style-name="P90"><text:span text:style-name="Source_20_Text"><text:span text:style-name="T180">isIndex(&lt;v</text:span></text:span><text:span text:style-name="Source_20_Text"><text:span text:style-name="T181">alue</text:span></text:span><text:span text:style-name="Source_20_Text"><text:span text:style-name="T180">&gt;);</text:span></text:span></text:p>
            <text:p text:style-name="P90"><text:span text:style-name="Source_20_Text"><text:span text:style-name="T173">isPropertyKey(&lt;</text:span></text:span><text:span text:style-name="Source_20_Text"><text:span text:style-name="T182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90"><text:span text:style-name="Source_20_Text"><text:span text:style-name="T173">isSameValue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85">1</text:span></text:span><text:span text:style-name="Source_20_Text"><text:span text:style-name="T173">&gt;,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85">2</text:span></text:span><text:span text:style-name="Source_20_Text"><text:span text:style-name="T173">&gt;);</text:span></text:span></text:p>
            <text:p text:style-name="P91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1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186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186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91"><text:span text:style-name="Source_20_Text"><text:span text:style-name="T173"/></text:span></text:p>
            <text:p text:style-name="P90"><text:span text:style-name="Source_20_Text"><text:span text:style-name="T187">type(&lt;value&gt;);</text:span></text:span></text:p>
            <text:p text:style-name="P90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0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1">ue</text:span></text:span><text:span text:style-name="Source_20_Text"><text:span text:style-name="T173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2"><text:span text:style-name="Source_20_Text"><text:span text:style-name="T188">Cookie </text:span></text:span><text:span text:style-name="Source_20_Text"><text:span text:style-name="T189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3"><text:span text:style-name="Source_20_Text"><text:span text:style-name="T17">getCookie([name]);</text:span></text:span></text:p>
            <text:p text:style-name="P93"><text:span text:style-name="Source_20_Text"><text:span text:style-name="T17">hasCookie(&lt;name&gt;);</text:span></text:span></text:p>
            <text:p text:style-name="P94"><text:span text:style-name="Source_20_Text"><text:span text:style-name="T17">setCookie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text:span text:style-name="Source_20_Text"><text:span text:style-name="T17"> setCookie(&lt;name&gt;,&lt;value&gt;[,hours</text:span></text:span><text:span text:style-name="Source_20_Text"><text:span text:style-name="T190">=8760</text:span></text:span><text:span text:style-name="Source_20_Text"><text:span text:style-name="T17">[,path</text:span></text:span><text:span text:style-name="Source_20_Text"><text:span text:style-name="T190">="/"</text:span></text:span><text:span text:style-name="Source_20_Text"><text:span text:style-name="T17">[,domain[,secure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]);</text:span></text:span></text:p>
            <text:p text:style-name="P94"><text:span text:style-name="Source_20_Text"><text:span text:style-name="T17">removeCookie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/text:p>
            <text:p text:style-name="P95"><text:span text:style-name="Source_20_Text"><text:span text:style-name="T17">removeCookie(&lt;name&gt;[,path</text:span></text:span><text:span text:style-name="Source_20_Text"><text:span text:style-name="T190">="/"</text:span></text:span><text:span text:style-name="Source_20_Text"><text:span text:style-name="T17">[,domain[,secure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);</text:span></text:span></text:p>
            <text:p text:style-name="P94"><text:span text:style-name="Source_20_Text"><text:span text:style-name="T17">clearCookies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/text:p>
            <text:p text:style-name="P95"><text:span text:style-name="Source_20_Text"><text:span text:style-name="T17">clearCookies([path</text:span></text:span><text:span text:style-name="Source_20_Text"><text:span text:style-name="T190">="/"</text:span></text:span><text:span text:style-name="Source_20_Text"><text:span text:style-name="T17">[,domain[,</text:span></text:span><text:span text:style-name="Source_20_Text"><text:span text:style-name="T193">sec</text:span></text:span><text:span text:style-name="Source_20_Text"><text:span text:style-name="T17">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6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7"><text:span text:style-name="Source_20_Text"><text:span text:style-name="T17">getText(&lt;url&gt;,&lt;success&gt;);</text:span></text:span></text:p>
            <text:p text:style-name="P97"><text:span text:style-name="Source_20_Text"><text:span text:style-name="T17">getJson(&lt;url&gt;,&lt;success&gt;);</text:span></text:span></text:p>
            <text:p text:style-name="P97"><text:span text:style-name="Source_20_Text"><text:span text:style-name="T17"/></text:span></text:p>
            <text:p text:style-name="P98"><text:span text:style-name="Source_20_Text"><text:span text:style-name="T17">ajax(&lt;Options obj</text:span></text:span><text:span text:style-name="Source_20_Text"><text:span text:style-name="T191">ect</text:span></text:span><text:span text:style-name="Source_20_Text"><text:span text:style-name="T17">&gt;);</text:span></text:span></text:p>
            <text:p text:style-name="P99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0">V3.1.0</text:p>
          </table:table-cell>
          <table:table-cell table:style-name="Table3.A2" office:value-type="string">
            <text:p text:style-name="P100">v3.8.0</text:p>
          </table:table-cell>
          <table:table-cell table:style-name="Table3.C2" office:value-type="string">
            <text:p text:style-name="P101">v5.6.0</text:p>
          </table:table-cell>
        </table:table-row>
        <table:table-row>
          <table:table-cell table:style-name="Table3.A3" office:value-type="string">
            <text:p text:style-name="P102">Array.from();</text:p>
            <text:p text:style-name="P102">Array.of();</text:p>
            <text:p text:style-name="P103">Array.prototype.copyWithin();</text:p>
            <text:p text:style-name="P103">Array.prototype.fill();</text:p>
            <text:p text:style-name="P102">Array.prototype.find();</text:p>
            <text:p text:style-name="P102">Array.prototype.findIndex();</text:p>
            <text:p text:style-name="P102">Object.create();</text:p>
            <text:p text:style-name="P103">String.fromCodePoint();</text:p>
            <text:p text:style-name="P103">String.prototype.codePointAt();</text:p>
            <text:p text:style-name="P104">String.prototype.endsWith();</text:p>
            <text:p text:style-name="P103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2">Number.EPSILON;</text:p>
            <text:p text:style-name="P106">Number.isNaN(); <text:span text:style-name="T194">and</text:span><text:span text:style-name="T195"> </text:span>isNaN();</text:p>
            <text:p text:style-name="P102">Number.isInteger();</text:p>
            <text:p text:style-name="P102">Number.isFinite();</text:p>
            <text:p text:style-name="P56">Number.isSafeInteger();</text:p>
            <text:p text:style-name="P56">Number.parseInt();</text:p>
            <text:p text:style-name="P102">Number.parseFloat();</text:p>
          </table:table-cell>
          <table:table-cell table:style-name="Table3.B3" office:value-type="string">
            <text:p text:style-name="P103"/>
            <text:p text:style-name="P107"><text:span text:style-name="Source_20_Text"><text:span text:style-name="T196">Array.prototype.values();</text:span></text:span></text:p>
            <text:p text:style-name="P107"><text:span text:style-name="Source_20_Text"><text:span text:style-name="T196"/></text:span></text:p>
            <text:p text:style-name="P107"><text:span text:style-name="Source_20_Text"><text:span text:style-name="T196">Array.prototype.includes();</text:span></text:span></text:p>
            <text:p text:style-name="P107"/>
            <text:p text:style-name="P104"><text:span text:style-name="Source_20_Text"><text:span text:style-name="T196">ChildNode.after();</text:span></text:span><text:line-break/><text:span text:style-name="Source_20_Text"><text:span text:style-name="T196">ChildNode.before();</text:span></text:span><text:line-break/><text:span text:style-name="Source_20_Text"><text:span text:style-name="T196">ChildNode.remove();</text:span></text:span><text:line-break/><text:span text:style-name="Source_20_Text"><text:span text:style-name="T196">ChildNode.replaceWith();</text:span></text:span></text:p>
            <text:p text:style-name="P107"/>
            <text:p text:style-name="P104"><text:span text:style-name="Source_20_Text"><text:span text:style-name="T196">Element.prototype.closest();<text:line-break/>Element.prototype.getAttributeNames();</text:span></text:span></text:p>
            <text:p text:style-name="P104"><text:span text:style-name="Source_20_Text"><text:span text:style-name="T196">Element.prototype.matches();</text:span></text:span></text:p>
            <text:p text:style-name="P104"><text:span text:style-name="Source_20_Text"><text:span text:style-name="T196">Element.prototype.toggleAttribute();</text:span></text:span></text:p>
            <text:p text:style-name="P107"/>
            <text:p text:style-name="P104"><text:span text:style-name="Source_20_Text"><text:span text:style-name="T196">ParentNode.append();</text:span></text:span></text:p>
            <text:p text:style-name="P104"><text:span text:style-name="Source_20_Text"><text:span text:style-name="T196"/></text:span></text:p>
            <text:p text:style-name="P104"><text:span text:style-name="Source_20_Text"><text:span text:style-name="T196">ParentNode.prepend();</text:span></text:span><text:line-break/><text:line-break/><text:span text:style-name="Source_20_Text"><text:span text:style-name="T196">String.prototype[Symbol.iterator]();</text:span></text:span></text:p>
            <text:p text:style-name="P107"><text:span text:style-name="Source_20_Text"><text:span text:style-name="T196">String.prototype.includes();</text:span></text:span></text:p>
            <text:p text:style-name="P107"><text:span text:style-name="Source_20_Text"><text:span text:style-name="T196">String.prototype.repeat();</text:span></text:span><text:line-break/></text:p>
            <text:p text:style-name="P103"><text:span text:style-name="Source_20_Text"><text:span text:style-name="T196">NodeList.prototype.forEach();</text:span></text:span><text:line-break/></text:p>
            <text:p text:style-name="P107"><text:span text:style-name="Source_20_Text"><text:span text:style-name="T196">Object.assign();</text:span></text:span></text:p>
            <text:p text:style-name="P104"><text:span text:style-name="Source_20_Text"><text:span text:style-name="T196">Object.entries();</text:span></text:span><text:line-break/></text:p>
            <text:p text:style-name="P104"><text:span text:style-name="Source_20_Text"><text:span text:style-name="T196">Object.getOwnPropertyDescriptors();</text:span></text:span><text:line-break/><text:span text:style-name="Source_20_Text"><text:span text:style-name="T196">Object.values();</text:span></text:span><text:line-break/></text:p>
            <text:p text:style-name="P103"><text:span text:style-name="Source_20_Text"><text:span text:style-name="T196">RegExp.prototype.flags;</text:span></text:span><text:line-break/></text:p>
            <text:p text:style-name="P103"><text:span text:style-name="Source_20_Text"><text:span text:style-name="T196">window.screenLeft;</text:span></text:span><text:line-break/><text:span text:style-name="Source_20_Text"><text:span text:style-name="T196">window.screenTop;</text:span></text:span></text:p>
          </table:table-cell>
          <table:table-cell table:style-name="Table3.C3" office:value-type="string">
            <text:p text:style-name="P102">Array.prototype.at();</text:p>
            <text:p text:style-name="P102"/>
            <text:p text:style-name="P102">Array.prototype.findLast();</text:p>
            <text:p text:style-name="P102">Array.prototype.findLastIndex();</text:p>
            <text:p text:style-name="P102"/>
            <text:p text:style-name="P102">Array.prototype.flat();</text:p>
            <text:p text:style-name="P102">Array.prototype.flatMap();</text:p>
            <text:p text:style-name="P102"/>
            <text:p text:style-name="P102">Array.prototype.group();</text:p>
            <text:p text:style-name="P102">Array.prototype.groupToMap();</text:p>
            <text:p text:style-name="P102"/>
            <text:p text:style-name="P102">Number.MIN_SAFE_INTEGER;</text:p>
            <text:p text:style-name="P102">Number.MAX_SAFE_INTEGER;</text:p>
            <text:p text:style-name="P102"/>
            <text:p text:style-name="P102">Object.fromEntries();</text:p>
            <text:p text:style-name="P102"/>
            <text:p text:style-name="P102">Object.is();</text:p>
            <text:p text:style-name="P102"/>
            <text:p text:style-name="P108">String.prototype.at();</text:p>
            <text:p text:style-name="P102">String.prototype.matchAll();</text:p>
            <text:p text:style-name="P102"/>
            <text:p text:style-name="P102">String.prototype.padStart();</text:p>
            <text:p text:style-name="P102">String.prototype.padEnd();</text:p>
            <text:p text:style-name="P102"/>
            <text:p text:style-name="P102">String.prototype.replaceAll();</text:p>
            <text:p text:style-name="P102"/>
            <text:p text:style-name="P102">String.prototype.trimStart();</text:p>
            <text:p text:style-name="P102">String.prototype.trimLeft();</text:p>
            <text:p text:style-name="P102">String.prototype.trimEnd();</text:p>
            <text:p text:style-name="P102">String.prototype.trimRight();</text:p>
            <text:p text:style-name="P102"/>
            <text:p text:style-name="P102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9T20:53:49.341044800</dc:date>
    <meta:print-date>2025-04-29T20:56:28.427949400</meta:print-date>
    <meta:editing-cycles>822</meta:editing-cycles>
    <meta:editing-duration>PT19H20M45S</meta:editing-duration>
    <meta:printed-by>PDF files</meta:printed-by>
    <meta:document-statistic meta:table-count="4" meta:image-count="0" meta:object-count="0" meta:page-count="4" meta:paragraph-count="325" meta:word-count="463" meta:character-count="9249" meta:non-whitespace-character-count="9085"/>
    <meta:template xlink:type="simple" xlink:actuate="onRequest" xlink:title="" xlink:href="Normal.dotm"/>
  </office:meta>
</office:document-meta>
</file>